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Nimbus Sans L'" style:font-family-asian="'Nimbus Sans L'" style:font-family-complex="'Nimbus Sans L'" fo:background-color="transparent" style:use-window-font-color="true"/>
    </style:style>
    <style:style style:name="T2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3" style:family="text">
      <style:text-properties fo:font-size="12.00pt" fo:font-weight="bold" fo:font-family="'Nimbus Roman No9 L'" style:font-family-asian="'Nimbus Roman No9 L'" style:font-family-complex="'Nimbus Roman No9 L'" fo:background-color="transparent" style:use-window-font-color="true"/>
    </style:style>
    <style:style style:name="T4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5" style:family="text">
      <style:text-properties fo:font-size="12.00pt" fo:font-weight="bold" fo:font-family="'Nimbus Roman No9 L'" style:font-family-asian="'Nimbus Roman No9 L'" style:font-family-complex="'Nimbus Roman No9 L'" fo:background-color="transparent" style:use-window-font-color="true"/>
    </style:style>
    <style:style style:name="T6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7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8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9" style:family="text">
      <style:text-properties fo:font-size="12.00pt" fo:font-weight="bold" fo:font-family="'Nimbus Roman No9 L'" style:font-family-asian="'Nimbus Roman No9 L'" style:font-family-complex="'Nimbus Roman No9 L'" fo:background-color="transparent" style:use-window-font-color="true"/>
    </style:style>
    <style:style style:name="T10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bottom="6.00pt"/>
    </style:style>
    <style:style style:name="P4" style:family="paragraph">
      <style:paragraph-properties fo:line-height="100.00%" fo:text-align="left" fo:margin-left="36.00pt" fo:text-indent="0.00pt" fo:margin-bottom="6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bottom="6.00pt"/>
    </style: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0.00%" fo:text-align="left" fo:margin-left="18.00pt" fo:text-indent="0.00pt" fo:margin-bottom="6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6.00pt"/>
    </style:style>
    <style:style style:name="P9" style:family="paragraph">
      <style:paragraph-properties fo:line-height="100.00%" fo:text-align="left" fo:margin-bottom="6.00pt"/>
    </style:style>
    <style:style style:name="P10" style:family="paragraph">
      <style:paragraph-properties fo:line-height="100.00%" fo:text-align="left" fo:margin-left="18.00pt" fo:text-indent="0.00pt" fo:margin-bottom="6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bottom="6.00pt"/>
    </style:style>
    <style:style style:name="P12" style:family="paragraph">
      <style:paragraph-properties fo:line-height="100.00%" fo:text-align="left" fo:margin-bottom="6.00pt"/>
    </style:style>
    <style:style style:name="P13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Meeting Agenda</text:span></text:p>
      <text:p text:style-name="P2"><text:span text:style-name="T2">Location: Hubben 2.0</text:span></text:p>
      <text:p text:style-name="P2"><text:span text:style-name="T2">Date: 19/5</text:span></text:p>
      <text:p text:style-name="P2"><text:span text:style-name="T2">Time: 10:15</text:span></text:p>
      <text:p text:style-name="P2"><text:span text:style-name="T2">Facilitator: Robert Kaufmann</text:span></text:p>
      <text:p text:style-name="P2"><text:span text:style-name="T2">Participants: Boel Nelson, Jennifer Pandita, Anton Lin, Robert Kaufmann.</text:span></text:p>
      <text:list text:style-name="L3">
        <text:list-item>
          <text:p text:style-name="P3"><text:span text:style-name="T2">Objectives</text:span></text:p>
        </text:list-item>
      </text:list>
      <text:p text:style-name="P4"><text:span text:style-name="T2">What needs to be done to finalize our project. I.e. what's missing, what needs to be cleaned up. Discuss activities during the weekend.</text:span></text:p>
      <text:list text:style-name="L5">
        <text:list-item>
          <text:p text:style-name="P5"><text:span text:style-name="T2">Reports<text:line-break/>Almost all test-classes are done! Some minor things left. A lot of bugs were fixed including right click and tab bugs. Draw class is behaving correctly, user is prompted when closing unsaved workspaces and the user manual is nearly done.</text:span></text:p>
        </text:list-item>
        <text:list-item>
          <text:p text:style-name="P6"><text:span text:style-name="T2">Discussion items<text:line-break/></text:span><text:span text:style-name="T3">What is left to do</text:span><text:span text:style-name="T4"><text:line-break/>Finish the SDD<text:line-break/>Finish the RAD<text:line-break/>Fix the algorithm<text:line-break/>Update the UML-diagrams<text:line-break/>Clean up javadoc<text:line-break/>Clean up code<text:line-break/>Look into the eventual gatewrapper<text:line-break/>Create PDF of all documents<text:line-break/>Create a executable with scripts<text:line-break/>Assign presentation parts</text:span></text:p>
        </text:list-item>
      </text:list>
      <text:p text:style-name="P7"><text:span text:style-name="T4"><text:line-break/><text:tab/></text:span><text:span text:style-name="T5">What we will do during the weekend</text:span><text:span text:style-name="T6"><text:line-break/><text:tab/>Create PDF of all documents<text:line-break/><text:tab/>Finish the SDD<text:line-break/><text:tab/>Finish the RAD<text:line-break/><text:tab/>Clean up javadoc<text:line-break/><text:tab/>Clean up code<text:line-break/><text:tab/></text:span><text:span text:style-name="T7">Create a executable with scripts<text:line-break/></text:span><text:span text:style-name="T8"/></text:p>
      <text:list text:style-name="L8">
        <text:list-item>
          <text:p text:style-name="P8"><text:span text:style-name="T8">Outcomes and assignments<text:line-break/>Boel will fix the sequence diagram.<text:line-break/>Jennifer will fix the class diagram.<text:line-break/>Anton will improve the SDD<text:line-break/>Robert will improve the RAD, cleans up code and javadoc.<text:line-break/><text:tab/></text:span></text:p>
        </text:list-item>
      </text:list>
      <text:p text:style-name="P10"><text:span text:style-name="T8"><text:tab/></text:span><text:span text:style-name="T9">Presentation structure</text:span><text:span text:style-name="T10"><text:line-break/><text:tab/>Project conception - Robert<text:line-break/><text:tab/>Working procedure (good and bad sides) - Jennifer<text:line-break/><text:tab/>Project structure - Jennifer,Robert - M and c. Boel, Anton - V<text:line-break/><text:tab/>DEMO + use cases - Anton demos and Boel speaks<text:line-break/><text:tab/>Lessons learned - ALL<text:line-break/><text:tab/>Finish + question - Robert, delegates questions. <text:line-break/></text:span></text:p>
      <text:list text:style-name="L12">
        <text:list-item>
          <text:p text:style-name="P12"><text:span text:style-name="T10">Wrap up<text:line-break/>SDD is unsolved and should be completed ASAP however since our implementation is behind schedule, we are prioritizing our co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